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 style:master-page-name="Standard">
      <style:paragraph-properties fo:margin-left="1.251cm" fo:margin-right="0cm" fo:text-indent="0cm" style:auto-text-indent="false" style:page-number="auto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hatbots playing games – master thesis (preparatory work) </text:span></text:p>
      <text:p text:style-name="Standard"><text:span text:style-name="T3">Akira BAES</text:span><text:span text:style-name="T4"> - </text:span><text:a xlink:type="simple" xlink:href="mailto:akirbaes@ulb.ac.be" text:style-name="Internet_20_link" text:visited-style-name="Visited_20_Internet_20_Link"><text:span text:style-name="Internet_20_link"><text:span text:style-name="T5">akirbaes@ulb.ac.be</text:span></text:span></text:a><text:span text:style-name="T5"> - 09/03/2018</text:span></text:p>
      <text:p text:style-name="Standard"><text:span text:style-name="T6">Result from first meeting with Tom LENAERTS and Elías FERNÁNDEZ on 06/03/2018</text:span></text:p>
      <text:p text:style-name="Standard"/>
      <text:p text:style-name="Standard"><text:span text:style-name="T4">General direction</text:span></text:p>
      <text:p text:style-name="Standard"><text:span text:style-name="T7">In the context of playing game theory games, there is the idea of creating an agent to play a game and send the agent to play for us remotely.</text:span></text:p>
      <text:p text:style-name="Standard"><text:span text:style-name="T7">A chatbot could intervene in three diferent areas of that idea:</text:span></text:p>
      <text:p text:style-name="P6"><text:span text:style-name="T7">a) Creating the game</text:span></text:p>
      <text:p text:style-name="P6"><text:span text:style-name="T7">b) Creating the agent</text:span></text:p>
      <text:p text:style-name="P6"><text:span text:style-name="T7">c) Playing the game</text:span></text:p>
      <text:p text:style-name="P1"/>
      <text:p text:style-name="Standard"><text:span text:style-name="T7">a) Creating the game could go from:</text:span></text:p>
      <text:list xml:id="list3244329561" text:style-name="WWNum1">
        <text:list-item>
          <text:p text:style-name="P2"><text:span text:style-name="T7">(« Game master » admin tasks unrelated to the game itself but for interface like creating a room, inviting people… [choice parsing interface])</text:span></text:p>
        </text:list-item>
        <text:list-item>
          <text:p text:style-name="P2"><text:span text:style-name="T7">Human selecting one existing social game by name and giving its parameters [choice parsing interface]</text:span></text:p>
        </text:list-item>
        <text:list-item>
          <text:p text:style-name="P2"><text:span text:style-name="T7">Human describing rules and constraints of a new type of game [rules parsing interface + understanding of rules]</text:span></text:p>
        </text:list-item>
      </text:list>
      <text:p text:style-name="P1"/>
      <text:p text:style-name="Standard"><text:span text:style-name="T7">b) Creating an agent could go from:</text:span></text:p>
      <text:list xml:id="list1891719736" text:style-name="WWNum2">
        <text:list-item>
          <text:p text:style-name="P3"><text:span text:style-name="T7">Player inputing preferences into an existing agent [pameters parsing interfaces based on game type]</text:span></text:p>
        </text:list-item>
        <text:list-item>
          <text:p text:style-name="P3"><text:span text:style-name="T7">Player describe the game to the agent and have it understand them and make propositions [rules parsing interface + understanding of rules]</text:span></text:p>
        </text:list-item>
        <text:list-item>
          <text:p text:style-name="P3"><text:span text:style-name="T7">Player express strategies for the game (guesses on the adversary's preferences etc.), with the bot reacting in case of trivial result [parsing of strategies + understanding of game theory]</text:span></text:p>
        </text:list-item>
      </text:list>
      <text:p text:style-name="P1"/>
      <text:p text:style-name="Standard"><text:span text:style-name="T7">c) For playing the game it is not always possible to use a chatbot but depending on the type of the game, the chatbot could:</text:span></text:p>
      <text:list xml:id="list1486869545" text:style-name="WWNum3">
        <text:list-item>
          <text:p text:style-name="P4"><text:span text:style-name="T7">Ask its player how to adapt the strategy between rounds on round-based games [interface]</text:span></text:p>
        </text:list-item>
        <text:list-item>
          <text:p text:style-name="P4"><text:span text:style-name="T7">Counsel the player on how to adapt the strategy [game theory]</text:span></text:p>
        </text:list-item>
        <text:list-item>
          <text:p text:style-name="P4"><text:span text:style-name="T7">Negotiate verbally against another player based on the strategy given to it [game theory + negotiation theory]</text:span></text:p>
        </text:list-item>
      </text:list>
      <text:p text:style-name="P1"/>
      <text:p text:style-name="Standard"><text:span text:style-name="T7">There is also the idea of having it work orally rather than textually (voice recognition and generation), or having it go trough a specific system (amazon echo…), making the human interface the most natural possible.</text:span></text:p>
      <text:p text:style-name="P1"/>
      <text:p text:style-name="Standard"><text:span text:style-name="T4">Tasks</text:span></text:p>
      <text:p text:style-name="Standard"><text:span text:style-name="T7">The primary task of the chatbot is to provide an interface to the underlying system. (a.1, a.2, b.1)</text:span></text:p>
      <text:p text:style-name="Standard"><text:span text:style-name="T7">The usual way to do that would be to write many lines of rules for a chatbot doing the required tasks in one of the modern chat scripting langages. </text:span></text:p>
      <text:p text:style-name="Standard"><text:span text:style-name="T7">There is a second layer where the chatbot is capable of understanding and recognise simple rules of game theory and arrange them in a way that makes them useable by a game theory AI. (a.3, b.2)</text:span></text:p>
      <text:p text:style-name="Standard"><text:span text:style-name="T7">Understanding player preferences and strategies in a natural-sounding way would be also interesting. (b.3, c.1, c.2)</text:span></text:p>
      <text:p text:style-name="Standard"><text:span text:style-name="T7">Having a game theory AI be able to output its results in a chatbot is also part of it. (b.3, c.2)</text:span></text:p>
      <text:p text:style-name="Standard"><text:span text:style-name="T7">There is a third layer where the chatbot is negotiating with a player to try to convince them of something. This is highly game-dependent but could also be interesting. (c.3)</text:span></text:p>
      <text:p text:style-name="P1"/>
      <text:p text:style-name="Standard"><text:span text:style-name="T7">My primary task for the preparation would be to learn and report on the state-of-the-art of chatbot AI to provide a basic interface of a game-playing system. (a.1, a.2, b.1)</text:span></text:p>
      <text:p text:style-name="Standard"><text:span text:style-name="T7">My further task would be to translate game logic to something that a chatbot can manipulate. (a.3, b.2, b.3, c.1, c.2) Either by using an overrarching « game logic langage », or limiting the chatbot to a few select games genres.</text:span></text:p>
      <text:p text:style-name="P1"/>
      <text:p text:style-name="Standard"><text:soft-page-break/><text:span text:style-name="T4">Overall academic motivations:</text:span></text:p>
      <text:p text:style-name="Standard"><text:span text:style-name="T7">Having an interface that can help in making social game experiments</text:span></text:p>
      <text:p text:style-name="Standard"><text:span text:style-name="T7">Study the concept of remote agent for such games</text:span></text:p>
      <text:p text:style-name="Standard"><text:span text:style-name="T7">Having a base for more complex game playing AI (negotiation)</text:span></text:p>
      <text:p text:style-name="P1"/>
      <text:p text:style-name="Standard"><text:span text:style-name="T4">My preferences/personnal motivations:</text:span></text:p>
      <text:p text:style-name="Standard"><text:span text:style-name="T7">I want to learn more on how to create a chat bot </text:span></text:p>
      <text:p text:style-name="Standard"><text:span text:style-name="T7">(for the far end that could be used as characters in a videogame mixing chat and action)</text:span></text:p>
      <text:p text:style-name="Standard"><text:span text:style-name="T7">so the chatbot implementation part is interesting. </text:span></text:p>
      <text:p text:style-name="Standard"><text:span text:style-name="T7">Making it interface with a voice-to-text, then a physical machine seems more daunting.</text:span></text:p>
      <text:p text:style-name="Standard"><text:span text:style-name="T7">I feel slightly interested in the concept of how to generalise mathematical games and how to describe it to a AI trough a set of rules.</text:span></text:p>
      <text:p text:style-name="Standard"><text:span text:style-name="T7">I would be a bit disappointed if my work on chatbots finally only served as a simple « interface » for interacting with an underlying logic (no real plus-value of using a chatbot instead of a GUI for example).</text:span></text:p>
      <text:p text:style-name="Standard"><text:span text:style-name="T7">I feel interested in working with games theory games to play that are more complex than the prisonner's dilemma.</text:span></text:p>
      <text:p text:style-name="Standard"><text:span text:style-name="T7">Example: a game where you select a subset of items you want from a list, based on your secret preferences and strategy, while another player will have their own subset. Negotiation on how to change the subsets ensue.</text:span></text:p>
      <text:p text:style-name="P1"/>
      <text:p text:style-name="P1"/>
      <text:p text:style-name="Standard"><text:span text:style-name="T4">Directions to dig in:</text:span></text:p>
      <text:p text:style-name="Standard"><text:span text:style-name="T7">Modern Chatbot scripting langages. AIML, ChatScript, Riverscript seems favored in the amateur world.</text:span></text:p>
      <text:p text:style-name="Standard"><text:span text:style-name="T7">In the professional world, premade packages with simplified interfaces seems more favored.</text:span></text:p>
      <text:p text:style-name="Standard"><text:span text:style-name="T7">For academic purposes, I should probably favor a scripting langage with total control.</text:span></text:p>
      <text:p text:style-name="Standard"><text:span text:style-name="T7">The first thing to do is to measure faisability with the different technologies.</text:span></text:p>
      <text:p text:style-name="Standard"><text:span text:style-name="T7">Look at a few other service chatbots that would be similar, and review their implementations. This will also serve as a state-of-the-art.</text:span></text:p>
      <text:p text:style-name="P1"/>
      <text:p text:style-name="Standard"><text:span text:style-name="T4">Direction to look at after:</text:span></text:p>
      <text:p text:style-name="Standard"><text:span text:style-name="T7">Game theory and compact strategies that work on few data</text:span></text:p>
      <text:p text:style-name="Standard"><text:span text:style-name="T7">Maybe: Negotiation theory</text:span></text:p>
      <text:p text:style-name="P1"/>
      <text:p text:style-name="Standard"><text:span text:style-name="T4">Directions that were interesting but not directly related:</text:span></text:p>
      <text:p text:style-name="Standard"><text:span text:style-name="T7">Knowledge representation (Cyc, Wordnet) might not be necessary in this scope</text:span></text:p>
      <text:p text:style-name="Standard"><text:span text:style-name="T7">Creating new types of games for chatbots to play (more adapted for chatbots than usual games)</text:span></text:p>
      <text:p text:style-name="Standard"><text:span text:style-name="T7">Making the chatbot produce voice sound, interface the chatbot with different sites</text:span></text:p>
      <text:p text:style-name="Standard"><text:span text:style-name="T7">Automatic or efficient content generation (writing the rules by hand is time-consuming)</text:span></text:p>
      <text:p text:style-name="P1"/>
      <text:p text:style-name="Standard"><text:span text:style-name="T4">Directions to avoid:</text:span></text:p>
      <text:p text:style-name="Standard"><text:span text:style-name="T7">Advanced Natural Language Processing techniques (we mostly want simple commands)</text:span></text:p>
      <text:p text:style-name="Standard"><text:span text:style-name="T7">Conversation bots like Cleverbot, Microsoft TAY that work on saving many answers</text:span></text:p>
      <text:p text:style-name="Standard"><text:span text:style-name="T7">Deep neural network AI like Deepmind's Alpha Go Zero and other bot-vs-bot ga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fr" fo:country="BE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52:51</meta:creation-date>
    <dc:language>fr-BE</dc:language>
    <dc:date>2018-03-09T22:32:10</dc:date>
    <meta:editing-cycles>49</meta:editing-cycles>
    <meta:editing-duration>PT1H21M</meta:editing-duration>
    <meta:generator>LibreOffice/5.4.4.2$Windows_X86_64 LibreOffice_project/2524958677847fb3bb44820e40380acbe820f960</meta:generator>
    <meta:document-statistic meta:table-count="0" meta:image-count="0" meta:object-count="0" meta:page-count="2" meta:paragraph-count="62" meta:word-count="946" meta:character-count="5625" meta:non-whitespace-character-count="4745"/>
  </office:meta>
</office:document-meta>
</file>